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2569in" fo:margin-left="-0.1285in" table:align="left" style:writing-mode="lr-tb"/>
    </style:style>
    <style:style style:name="Table1.A" style:family="table-column">
      <style:table-column-properties style:column-width="6.25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2.1375in" fo:margin-left="-0.0785in" table:align="left" style:writing-mode="lr-tb"/>
    </style:style>
    <style:style style:name="Table2.A" style:family="table-column">
      <style:table-column-properties style:column-width="0.1639in"/>
    </style:style>
    <style:style style:name="Table2.M" style:family="table-column">
      <style:table-column-properties style:column-width="0.1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M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2569in" fo:margin-left="-0.1285in" table:align="left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38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2569in" fo:margin-left="-0.1285in" table:align="left" style:writing-mode="lr-tb"/>
    </style:style>
    <style:style style:name="Table4.A" style:family="table-column">
      <style:table-column-properties style:column-width="6.256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569in" fo:margin-left="-0.1285in" table:align="left" style:writing-mode="lr-tb"/>
    </style:style>
    <style:style style:name="Table5.A" style:family="table-column">
      <style:table-column-properties style:column-width="6.2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2569in" fo:margin-left="-0.1285in" table:align="left" style:writing-mode="lr-tb"/>
    </style:style>
    <style:style style:name="Table6.A" style:family="table-column">
      <style:table-column-properties style:column-width="6.256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2569in" fo:margin-left="-0.1285in" table:align="left" style:writing-mode="lr-tb"/>
    </style:style>
    <style:style style:name="Table7.A" style:family="table-column">
      <style:table-column-properties style:column-width="6.25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4.1979in" style:keep-together="true" fo:keep-together="auto"/>
    </style:style>
    <style:style style:name="Table10" style:family="table">
      <style:table-properties style:width="4.7736in" fo:margin-left="1.0174in" table:align="left" style:shadow="none" style:writing-mode="lr-tb"/>
    </style:style>
    <style:style style:name="Table10.A" style:family="table-column">
      <style:table-column-properties style:column-width="1.2806in"/>
    </style:style>
    <style:style style:name="Table10.B" style:family="table-column">
      <style:table-column-properties style:column-width="3.4931in"/>
    </style:style>
    <style:style style:name="Table10.1" style:family="table-row">
      <style:table-row-properties style:min-row-height="0.2389in"/>
    </style:style>
    <style:style style:name="Table10.A1" style:family="table-cell">
      <style:table-cell-properties style:vertical-align="middle" fo:padding="0.0382in" fo:border-left="0.25pt solid #e6e6e6" fo:border-right="none" fo:border-top="0.25pt solid #e6e6e6" fo:border-bottom="0.25pt solid #e6e6e6"/>
    </style:style>
    <style:style style:name="Table10.B1" style:family="table-cell">
      <style:table-cell-properties fo:padding="0.0382in" fo:border="0.25pt solid #e6e6e6"/>
    </style:style>
    <style:style style:name="Table10.A2" style:family="table-cell">
      <style:table-cell-properties style:vertical-align="middle" fo:padding="0.0382in" fo:border-left="0.25pt solid #e6e6e6" fo:border-right="none" fo:border-top="none" fo:border-bottom="0.25pt solid #e6e6e6"/>
    </style:style>
    <style:style style:name="Table10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1" style:family="table">
      <style:table-properties style:width="4.7674in" fo:margin-left="1.0174in" table:align="left" style:shadow="none" style:writing-mode="lr-tb"/>
    </style:style>
    <style:style style:name="Table11.A" style:family="table-column">
      <style:table-column-properties style:column-width="1.2868in"/>
    </style:style>
    <style:style style:name="Table11.B" style:family="table-column">
      <style:table-column-properties style:column-width="3.4806in"/>
    </style:style>
    <style:style style:name="Table11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1.B1" style:family="table-cell">
      <style:table-cell-properties fo:padding="0.0382in" fo:border="0.25pt solid #e6e6e6"/>
    </style:style>
    <style:style style:name="Table11.A2" style:family="table-cell">
      <style:table-cell-properties fo:padding="0.0382in" fo:border-left="0.25pt solid #e6e6e6" fo:border-right="none" fo:border-top="none" fo:border-bottom="0.25pt solid #e6e6e6"/>
    </style:style>
    <style:style style:name="Table11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2" style:family="table">
      <style:table-properties style:width="4.7674in" fo:margin-left="1.0174in" table:align="left" style:shadow="none" style:writing-mode="lr-tb"/>
    </style:style>
    <style:style style:name="Table12.A" style:family="table-column">
      <style:table-column-properties style:column-width="1.2868in"/>
    </style:style>
    <style:style style:name="Table12.B" style:family="table-column">
      <style:table-column-properties style:column-width="3.4806in"/>
    </style:style>
    <style:style style:name="Table12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2.B1" style:family="table-cell">
      <style:table-cell-properties fo:padding="0.0382in" fo:border="0.25pt solid #e6e6e6"/>
    </style:style>
    <style:style style:name="Table12.A2" style:family="table-cell">
      <style:table-cell-properties fo:padding="0.0382in" fo:border-left="0.25pt solid #e6e6e6" fo:border-right="none" fo:border-top="none" fo:border-bottom="0.25pt solid #e6e6e6"/>
    </style:style>
    <style:style style:name="Table12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3" style:family="table">
      <style:table-properties style:width="4.7674in" fo:margin-left="1.0174in" table:align="left" style:shadow="none" style:writing-mode="lr-tb"/>
    </style:style>
    <style:style style:name="Table13.A" style:family="table-column">
      <style:table-column-properties style:column-width="1.2931in"/>
    </style:style>
    <style:style style:name="Table13.B" style:family="table-column">
      <style:table-column-properties style:column-width="3.4743in"/>
    </style:style>
    <style:style style:name="Table13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3.B1" style:family="table-cell">
      <style:table-cell-properties fo:padding="0.0382in" fo:border="0.25pt solid #e6e6e6"/>
    </style:style>
    <style:style style:name="Table13.A2" style:family="table-cell">
      <style:table-cell-properties fo:padding="0.0382in" fo:border-left="0.25pt solid #e6e6e6" fo:border-right="none" fo:border-top="none" fo:border-bottom="0.25pt solid #e6e6e6"/>
    </style:style>
    <style:style style:name="Table13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8" style:family="table">
      <style:table-properties style:width="6.2569in" fo:margin-left="-0.1285in" fo:break-before="page" table:align="left" style:writing-mode="lr-tb"/>
    </style:style>
    <style:style style:name="Table8.A" style:family="table-column">
      <style:table-column-properties style:column-width="0.3528in"/>
    </style:style>
    <style:style style:name="Table8.B" style:family="table-column">
      <style:table-column-properties style:column-width="2.9313in"/>
    </style:style>
    <style:style style:name="Table8.C" style:family="table-column">
      <style:table-column-properties style:column-width="1.5451in"/>
    </style:style>
    <style:style style:name="Table8.D" style:family="table-column">
      <style:table-column-properties style:column-width="1.427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2" style:family="table-row">
      <style:table-row-properties style:min-row-height="0.6271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" style:family="table">
      <style:table-properties style:width="6.2569in" fo:margin-left="-0.1285in" table:align="left" style:writing-mode="lr-tb"/>
    </style:style>
    <style:style style:name="Table9.A" style:family="table-column">
      <style:table-column-properties style:column-width="6.256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margin-top="0.0598in" fo:margin-bottom="0in" fo:text-align="center" style:justify-single-word="false" style:snap-to-layout-grid="false"/>
      <style:text-properties fo:font-size="11pt" fo:font-style="normal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top="0.0598in" fo:margin-bottom="0in" style:snap-to-layout-grid="false"/>
    </style:style>
    <style:style style:name="P22" style:family="paragraph" style:parent-style-name="Standard">
      <style:paragraph-properties fo:margin-top="0.1in" fo:margin-bottom="0.0598in" fo:background-color="transparent">
        <style:background-image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top="0.0598in" fo:margin-bottom="0.0598in" style:snap-to-layout-grid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top="0.0598in" fo:margin-bottom="0.0598in"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style:font-size-asian="11pt" style:font-size-complex="11pt"/>
    </style:style>
    <style:style style:name="P28" style:family="paragraph" style:parent-style-name="Standard" style:list-style-name="WW8Num3">
      <style:paragraph-properties fo:text-align="justify" style:justify-single-word="false"/>
      <style:text-properties fo:font-size="11pt" style:font-size-asian="11pt" style:font-size-complex="11pt"/>
    </style:style>
    <style:style style:name="P29" style:family="paragraph" style:parent-style-name="Standard" style:list-style-name="WW8Num3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list-style-name="WW8Num3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 style:list-style-name="WW8Num3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WW8Num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WW8Num3">
      <style:paragraph-properties fo:text-align="justify" style:justify-single-word="false"/>
      <style:text-properties fo:font-style="normal" style:font-style-asian="normal" style:font-style-complex="normal"/>
    </style:style>
    <style:style style:name="P34" style:family="paragraph" style:parent-style-name="Standard" style:list-style-name="WW8Num3"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 style:list-style-name="WW8Num3">
      <style:text-properties style:font-name="Nimbus Roman No9 L" fo:font-size="11pt" style:font-size-asian="11pt" style:font-name-complex="Arial" style:font-size-complex="11pt"/>
    </style:style>
    <style:style style:name="P36" style:family="paragraph" style:parent-style-name="Standard" style:list-style-name="WW8Num3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37" style:family="paragraph" style:parent-style-name="Standard" style:list-style-name="WW8Num3">
      <style:paragraph-properties fo:margin-top="0.0598in" fo:margin-bottom="0in" fo:text-align="justify" style:justify-single-word="false"/>
    </style:style>
    <style:style style:name="P38" style:family="paragraph" style:parent-style-name="Standard" style:list-style-name="WW8Num3">
      <style:paragraph-properties fo:margin-left="0.5201in" fo:margin-right="0in" fo:margin-top="0.0598in" fo:margin-bottom="0in" fo:text-align="justify" style:justify-single-word="false" fo:text-indent="-0.25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Standard" style:list-style-name="WW8Num3">
      <style:paragraph-properties fo:margin-left="0.5201in" fo:margin-right="0in" fo:margin-top="0.0598in" fo:margin-bottom="0.1in" fo:text-align="justify" style:justify-single-word="false" fo:text-indent="-0.25in" style:auto-text-indent="false">
        <style:tab-stops/>
      </style:paragraph-properties>
    </style:style>
    <style:style style:name="P40" style:family="paragraph" style:parent-style-name="Text_20_body" style:list-style-name="WW8Num3">
      <style:text-properties style:font-name="Nimbus Roman No9 L" fo:font-size="11pt" style:font-size-asian="11pt" style:font-name-complex="Arial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  <text:p text:style-name="P13">Program děkana Fakulty informatiky MU pro podporu studentských výzkumných a vývojových projektů</text:p>
            <text:p text:style-name="Standard"/>
          </table:table-cell>
        </table:table-row>
      </table:table>
      <text:p text:style-name="P8"/>
      <text:p text:style-name="P8"/>
      <text:p text:style-name="P9">Návrh projektu</text:p>
      <text:p text:style-name="P9"/>
      <text:p text:style-name="Standard"><text:span text:style-name="T1">Identifikační kód projektu </text:span><text:span text:style-name="Footnote_20_Symbol"><text:span text:style-name="T1"><text:note text:id="ftn1" text:note-class="footnote"><text:note-citation>1</text:note-citation><text:note-body><text:p text:style-name="P17"><text:s/>O číslo je třeba požádat pracovníka oddělení VaV FI MU (např. e-mailem).</text:p></text:note-body></text:note></text:span></text:span><text:span text:style-name="T1"> <text:s text:c="37"/></text:span></text:p>
      <text:p text:style-name="P3"/>
      <table:table table:name="Table2" table:style-name="Table2">
        <table:table-column table:style-name="Table2.A" table:number-columns-repeated="12"/>
        <table:table-column table:style-name="Table2.M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M1" office:value-type="string">
            <text:p text:style-name="P4"/>
          </table:table-cell>
        </table:table-row>
      </table:table>
      <text:p text:style-name="P3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8">Základní údaje</text:p>
            <text:p text:style-name="P8"/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2"><text:span text:style-name="T1">Garant projektu</text:span><text:span text:style-name="Footnote_20_Symbol"><text:span text:style-name="T1"><text:note text:id="ftn2" text:note-class="footnote"><text:note-citation>2</text:note-citation><text:note-body><text:p text:style-name="Footnote"><text:s/>Garantem projektu musí být zaměstnanec FI. Studenti doktorského studia zaměstnanci zpravidla nejsou. Pokud má být projekt veden doktorandem, je třeba ho uvést jako vedoucího projektu a nalézt formálního garanta z řad zaměstnanců FI (např. školitele dotyčného doktoranda).</text:p></text:note-body></text:note></text:span></text:span><text:span text:style-name="T1"> (jméno, příjmení, email)</text:span></text:p>
          </table:table-cell>
          <table:table-cell table:style-name="Table3.B1" office:value-type="string">
            <text:p text:style-name="P6">David Šafránek (3159@mail.muni.cz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2"><text:span text:style-name="T1">Vedoucí projektu</text:span><text:span text:style-name="Footnote_20_Symbol"><text:span text:style-name="T1"><text:note text:id="ftn3" text:note-class="footnote"><text:note-citation>3</text:note-citation><text:note-body><text:p text:style-name="Footnote"><text:s/>Vedoucím projektu je buď garant nebo jím pověřený student doktorského studia. Vyplňujte jen v případě, kdy garant není současně vedoucím projektu.</text:p></text:note-body></text:note></text:span></text:span><text:span text:style-name="T1"> (jméno, příjmení, email)</text:span></text:p>
            <text:p text:style-name="P3"/>
          </table:table-cell>
          <table:table-cell table:style-name="Table3.B1" office:value-type="string">
            <text:p text:style-name="P6">Sven Dražan (sven@mail.muni.cz)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Název projektu </text:span><text:span text:style-name="T1">česky</text:span></text:p>
          </table:table-cell>
          <table:table-cell table:style-name="Table3.B1" office:value-type="string">
            <text:p text:style-name="P26">Parasim: Nástroj pro paralelní simulace a verifikaci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ázev projektu anglicky</text:p>
            <text:p text:style-name="P3"/>
          </table:table-cell>
          <table:table-cell table:style-name="Table3.B1" office:value-type="string">
            <text:p text:style-name="P6"><text:span text:style-name="T9">Parasim:</text:span> Tool for paralell simulations and verification</text:p>
          </table:table-cell>
        </table:table-row>
        <table:table-row table:style-name="Table3.1">
          <table:table-cell table:style-name="Table3.A1" office:value-type="string">
            <text:p text:style-name="P4">WWW stránka projektu</text:p>
            <text:p text:style-name="P3"/>
          </table:table-cell>
          <table:table-cell table:style-name="Table3.B1" office:value-type="string">
            <text:p text:style-name="P19">https://github.com/sybila/parasim</text:p>
          </table:table-cell>
        </table:table-row>
        <table:table-row table:style-name="Table3.1">
          <table:table-cell table:style-name="Table3.A1" office:value-type="string">
            <text:p text:style-name="P4">Doba trvání projektu v měsících</text:p>
            <text:p text:style-name="P3"/>
          </table:table-cell>
          <table:table-cell table:style-name="Table3.B1" office:value-type="string">
            <text:p text:style-name="P6">9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Standard"><text:span text:style-name="T3">Složení studentského řešitelského týmu </text:span><text:span text:style-name="T1">(uveďte jméno, příjmení, e-mail a UČO všech studentů)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21"><text:span text:style-name="T3">Jan Papoušek</text:span><text:span text:style-name="T7">,</text:span><text:span text:style-name="T4"> </text:span><text:span text:style-name="T7">325494 (xpapous1@fi.muni.cz)</text:span></text:p>
            <text:p text:style-name="P11">Tomáš Vejpustek<text:span text:style-name="T9">, 324713 (xvejpust@fi.muni.cz)</text:span></text:p>
            <text:p text:style-name="P15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Standard"><text:span text:style-name="T3">Anotace projektu česky </text:span><text:span text:style-name="T2">(4-5 řádků, tato informace bude zveřejněna na www stránkách FI)</text:span></text:p>
            <text:p text:style-name="P9"/>
          </table:table-cell>
        </table:table-row>
        <table:table-row table:style-name="Table5.1">
          <table:table-cell table:style-name="Table5.A1" office:value-type="string">
            <text:p text:style-name="P24">Projekt si klade za cíl vytvoření nástroje pro analýzu dynamických systémů modelovaných pomocí obyčejných diferenciálních rovnic. Na rozdíl od existujících nástrojů pro simulaci chování dynamických systémů a monitoring temporálních vlastností nad běhy těchto systémů je zde podstatný aspekt vzniku modulární architektury, jež by umožňovala budoucí vývoj a testování optimalizace a paralelizace jednotlivých modulů i analytických algoritmů.</text:p>
          </table:table-cell>
        </table:table-row>
      </table:table>
      <text:p text:style-name="Standard"/>
      <text:p text:style-name="P1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Standard"><text:span text:style-name="T3">Anotace projektu anglicky </text:span><text:span text:style-name="T2">(4-5 řádků, tato informace bude zveřejněna na www stránkách FI)</text:span></text:p>
            <text:p text:style-name="P8"/>
          </table:table-cell>
        </table:table-row>
        <table:table-row table:style-name="Table6.1">
          <table:table-cell table:style-name="Table6.A1" office:value-type="string">
            <text:p text:style-name="P24">The goal of this project is a tool for analysis of dynamic systems specified in terms of ordinary differential equations. As a feature distinct from existing tools used for dynamic systems analysis and temporal properties monitoring, our tool will be based on a modular architecture. This should greatly facilitate future optimization and parallelization of individual modules and algorithms employed for analysis, as well as implementation of additional functionality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/>
            <text:p text:style-name="P8">Cíle projektu</text:p>
            <text:p text:style-name="P8"/>
          </table:table-cell>
        </table:table-row>
        <table:table-row table:style-name="Table7.2">
          <table:table-cell table:style-name="Table7.A1" office:value-type="string">
            <text:list xml:id="list1131098238" text:style-name="WW8Num3">
              <text:list-item>
                <text:p text:style-name="P36">Řešená úloha je ověření, za jakých iniciálních podmínek splňuje dynamický systém danou temporální vlastnost. Výchozím bodem je algoritmus prezentovaný v [2] a dále rozšířen na základě [1]. <text:s/>Problém byl rozdělen na podúkoly a jim příslušné moduly:</text:p>
                <text:list>
                  <text:list-item>
                    <text:p text:style-name="P28">simulace systému diferenciálních rovnic,</text:p>
                  </text:list-item>
                  <text:list-item>
                    <text:p text:style-name="P28">detekce cyklu,</text:p>
                  </text:list-item>
                  <text:list-item>
                    <text:p text:style-name="P28">monitoring temporální vlastnosti,</text:p>
                  </text:list-item>
                  <text:list-item>
                    <text:p text:style-name="P28">určování vzdálenosti mezi trajektoriemi chování</text:p>
                  </text:list-item>
                  <text:list-item>
                    <text:p text:style-name="P28">zahušťování prostoru iniciálních podmínek.</text:p>
                  </text:list-item>
                </text:list>
                <text:p text:style-name="P38">Největší pozornost byla do této doby věnována modulům (a) a (c). Ty se jeví být výpočetně nejnáročnější a možný způsob jejich optimalizace byl nastíněn v [4] a [3]. Je možné také navázat na vizuální zadávání temporálních vlastností prezentované v [5].</text:p>
                <text:p text:style-name="P39"><text:span text:style-name="T1">Aktuální stav je již nyní možné sledovat na </text:span><text:span text:style-name="T5">https://github.com/sybila/parasim</text:span><text:span text:style-name="T1">.</text:span></text:p>
              </text:list-item>
              <text:list-item text:start-value="2">
                <text:p text:style-name="P28">Projekt si klade za úkol vytvořit nástroj pro analýzu dynamických systémů pocházejících zejména z oblasti biologie. Projekt je vypracováván v návaznosti na výzkum vedený v Laboratoři systémové biologie (Sybila). Cílem v kontextu laboratoře je vytvořit platformu pro jednoduchou implementaci výsledků výzkumu a jejich přenos do praxe.</text:p>
                <text:p text:style-name="P36">Již existující samostatné moduly je nutné integrovat a rozšířit o další funkcionalitu (načítání modelu a vlastností, vizualizace napočítaných výsledků a exportování výsledků do souboru). Do budoucna se počítá s dalšími algoritmy pro analýzu dynamických systémů, a proto návrh a implementace architektury umožní integrovat další rozšíření. To otevře prostor pro účast třetích stran na vývoji.</text:p>
                <text:p text:style-name="P36">V první verzi bude mít nástroj pouze rozhraní z příkazového řádku. Pro zvýšení přístupnosti však musí nástroj nabídnout i grafické uživatelské rozhraní. Není v plánu vytvořit editor modelů (takové nástroje jsou již k dispozici, např. Copasi, CellDesigner), avšak je pravděpodobné, že bude obsahovat editor temporálních vlastností. Klíčovými součástmi grafického rozhraní jsou:</text:p>
                <text:list>
                  <text:list-item>
                    <text:p text:style-name="P28">zobrazení výsledků analýzy,</text:p>
                  </text:list-item>
                  <text:list-item>
                    <text:p text:style-name="P28">sdružení a správa modelů, vlastností a výsledků.</text:p>
                  </text:list-item>
                </text:list>
                <text:p text:style-name="P36">Po úspěšné integraci jednotlivých modulů bude nutné se zaměřit na akceleraci výpočtu. Na základě naměřených dat se rozhodne, zda se bude akcelerovat nějaký z modulů samostatně např. za použití technologie CUDA, nebo zda se výpočet bude spouštět v distribuovaném prostředí např. pomocí frameworku Hadoop.</text:p>
                <text:p text:style-name="P37"><text:span text:style-name="T1">Aby bylo podpořeno rozšíření mezi potenciální uživatele, bude nástroj umístěn na</text:span><text:span text:style-name="T5"> https://github.com/sybila/parasim</text:span><text:span text:style-name="T1"> a doplněn o uživatelskou dokumantaci a tutoriál. Program bude licencován pod GNU GPL, jejíž volnost by měla podpořit rozšiřování nástroje třetí stranou.</text:span></text:p>
              </text:list-item>
            </text:list>
            <text:p text:style-name="P20"/>
            <text:p text:style-name="P20"/>
            <text:p text:style-name="P20"/>
            <text:p text:style-name="P20"><text:soft-page-break/></text:p>
            <text:list xml:id="list1129301128" text:continue-list="list1131098238" text:style-name="WW8Num3">
              <text:list-item text:start-value="3">
                <text:p text:style-name="P33"/>
                <text:list>
                  <text:list-item>
                    <text:p text:style-name="P29">duben, květen</text:p>
                    <text:p text:style-name="P31">Základní pracovní náplní bude integrace a dopisování modulů. Výstupem bude prototyp nástroje spustitelný z příkazového řádku.</text:p>
                    <text:p text:style-name="P31"/>
                  </text:list-item>
                </text:list>
              </text:list-item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Jan Papoušek</text:p>
                </table:table-cell>
                <table:table-cell table:style-name="Table10.B1" office:value-type="string">
                  <text:p text:style-name="P1">integrace modulů, vizualizace výsledků</text:p>
                </table:table-cell>
              </table:table-row>
              <table:table-row>
                <table:table-cell table:style-name="Table10.A2" office:value-type="string">
                  <text:p text:style-name="P1">Tomáš Vejpustek</text:p>
                </table:table-cell>
                <table:table-cell table:style-name="Table10.B2" office:value-type="string">
                  <text:p text:style-name="P1">načítání vstupů, reprezentace dat, exportování výsledků</text:p>
                </table:table-cell>
              </table:table-row>
            </table:table>
            <text:list xml:id="list555219434" text:continue-numbering="true" text:style-name="WW8Num3">
              <text:list-header>
                <text:p text:style-name="P34"/>
                <text:list>
                  <text:list-item text:start-value="2">
                    <text:p text:style-name="P30">červen, červenec</text:p>
                    <text:p text:style-name="P31">Na základě prototypu proběhne testování a profilování existujících modulů, jejichž výsledky budou shrnuty v technické zprávě. Zároveň bude vytvořena dokumentace prototypu ve formě manuálové stránky s příklady použití.</text:p>
                    <text:p text:style-name="P31"/>
                  </text:list-item>
                </text:list>
              </text:list-header>
            </text:list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Jan Papoušek</text:p>
                </table:table-cell>
                <table:table-cell table:style-name="Table11.B1" office:value-type="string">
                  <text:p text:style-name="P2">profilování, dokumentace</text:p>
                </table:table-cell>
              </table:table-row>
              <table:table-row>
                <table:table-cell table:style-name="Table11.A2" office:value-type="string">
                  <text:p text:style-name="P2">Tomáš Vejpustek</text:p>
                </table:table-cell>
                <table:table-cell table:style-name="Table11.B2" office:value-type="string">
                  <text:p text:style-name="P2">testy, dokumentace</text:p>
                </table:table-cell>
              </table:table-row>
            </table:table>
            <text:list xml:id="list1527136290" text:continue-numbering="true" text:style-name="WW8Num3">
              <text:list-item>
                <text:list>
                  <text:list-header>
                    <text:p text:style-name="P31"/>
                  </text:list-header>
                  <text:list-item>
                    <text:p text:style-name="P29">srpen, září, říjen</text:p>
                    <text:p text:style-name="P31">Třetí etapa bude věnována návrhu a implementaci GUI společně s optimalizací časově náročných častí výpočtu. Optimalizace bude přitom vycházet z výsledků profilování. Na konci etapy bude nástroj vykazovat většinu navrhované funkcionality.</text:p>
                    <text:p text:style-name="P31"/>
                  </text:list-item>
                </text:list>
              </text:list-item>
            </text:list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Jan Papoušek</text:p>
                </table:table-cell>
                <table:table-cell table:style-name="Table12.B1" office:value-type="string">
                  <text:p text:style-name="P2">návrh optimalizace výpočtu a její implementace</text:p>
                </table:table-cell>
              </table:table-row>
              <table:table-row>
                <table:table-cell table:style-name="Table12.A2" office:value-type="string">
                  <text:p text:style-name="P2">Tomáš Vejpustek</text:p>
                </table:table-cell>
                <table:table-cell table:style-name="Table12.B2" office:value-type="string">
                  <text:p text:style-name="P2">návrh a implementace GUI</text:p>
                </table:table-cell>
              </table:table-row>
            </table:table>
            <text:list xml:id="list574475859" text:continue-numbering="true" text:style-name="WW8Num3">
              <text:list-item>
                <text:list>
                  <text:list-header>
                    <text:p text:style-name="P31"/>
                  </text:list-header>
                  <text:list-item>
                    <text:p text:style-name="P29">listopad, prosinec</text:p>
                    <text:p text:style-name="P31">Proběhne vyhodnocení optimalizace, testování a dokončování nástroje. Zároveň bude vytvořena uživatelská dokumentace. Dosažené výsledky budou shrnuty v závěrečné technické zprávě.</text:p>
                    <text:p text:style-name="P32"/>
                  </text:list-item>
                </text:list>
              </text:list-item>
            </text:list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Jan Papoušek</text:p>
                </table:table-cell>
                <table:table-cell table:style-name="Table13.B1" office:value-type="string">
                  <text:p text:style-name="P1">návrh optimalizace výpočtu a její implementace</text:p>
                </table:table-cell>
              </table:table-row>
              <table:table-row>
                <table:table-cell table:style-name="Table13.A2" office:value-type="string">
                  <text:p text:style-name="P1">Tomáš Vejpustek</text:p>
                </table:table-cell>
                <table:table-cell table:style-name="Table13.B2" office:value-type="string">
                  <text:p text:style-name="P1">návrh a implementace GUI</text:p>
                </table:table-cell>
              </table:table-row>
            </table:table>
            <text:p text:style-name="P22">Reference</text:p>
            <text:list xml:id="list273925190" text:continue-list="list574475859" text:style-name="WW8Num3">
              <text:list-item text:start-value="1">
                <text:p text:style-name="P35">DONZÉ, A. a MAHLER O. Robust satisfaction of temporal logic over real-valued signals. In <text:span text:style-name="T8">Proceedings of the 8th international conference on Formal modeling and analysis of timed systems.</text:span><text:span text:style-name="T10"> Berlin, Heidelberg: Sprigner-Verlag, 2010, s. 92–106</text:span></text:p>
              </text:list-item>
              <text:list-item>
                <text:p text:style-name="P40"><text:bookmark text:name="text"/><text:span text:style-name="T10">DRAŽAN, Sven. </text:span><text:span text:style-name="T8">Výpočetní analýza nelineárních dynamických systémů</text:span><text:span text:style-name="T10"> [online]. 2011 [cit. 2012-03-12]. Diplomová práce. Masarykova univerzita, Fakulta informatiky. Vedoucí práce David Šafránek. Dostupné z: &lt;http://is.muni.cz/th/139891/fi_m/&gt;. </text:span></text:p>
              </text:list-item>
              <text:list-item>
                <text:p text:style-name="P40"><text:bookmark text:name="text1"/><text:span text:style-name="T10">KOVÁČIK, Milan. </text:span><text:span text:style-name="T8">Simulation-based analysis of large-scale dynamical systems</text:span><text:span text:style-name="T10"> [online]. 2012 [cit. 2012-03-12]. Bakalářská práce. Masarykova univerzita, Fakulta informatiky. Vedoucí práce David Šafránek. Dostupné z: &lt;http://is.muni.cz/th/98672/fi_b/&gt;. </text:span></text:p>
              </text:list-item>
              <text:list-item>
                <text:p text:style-name="P40"><text:bookmark text:name="text2"/><text:span text:style-name="T10">PAPOUŠEK, Jan. </text:span><text:span text:style-name="T8">Paralelizace metod pro analýzu dynamických systémů pomocí grafické karty</text:span><text:span text:style-name="T10"> [online]. 2011 [cit. 2012-03-12]. Bakalářská práce. Masarykova univerzita, Fakulta informatiky. Vedoucí práce Sven Dražan. Dostupné z: &lt;http://is.muni.cz/th/325494/fi_b/&gt;. </text:span></text:p>
              </text:list-item>
              <text:list-item>
                <text:p text:style-name="P40"><text:bookmark text:name="text3"/><text:span text:style-name="T10">VEJPUSTEK, Tomáš. </text:span><text:span text:style-name="T8">Visual Specification of Temporal Properties over Time Series</text:span><text:span text:style-name="T10"> [online]. 2011 [cit. 2012-03-12]. Bakalářská práce. Masarykova univerzita, Fakulta informatiky. Vedoucí práce David Šafránek. Dostupné z: &lt;http://is.muni.cz/th/324713/fi_b/&gt;. </text:span>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4"/>
            <text:p text:style-name="Standard"><text:span text:style-name="T3">Finanční rozvaha </text:span><text:span text:style-name="T1">(pouze neinvestiční prostředky, uvádět v tisících Kč na jedno desetinné místo) 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  <text:p text:style-name="P8">položka</text:p>
            <text:p text:style-name="P8"/>
          </table:table-cell>
          <table:table-cell table:style-name="Table8.A2" office:value-type="string">
            <text:p text:style-name="P10"/>
            <text:p text:style-name="P9">návrh</text:p>
          </table:table-cell>
          <table:table-cell table:style-name="Table8.A1" office:value-type="string">
            <text:p text:style-name="P10"/>
            <text:p text:style-name="P9">rozhodnutí komise</text:p>
          </table:table-cell>
        </table:table-row>
        <table:table-row table:style-name="Table8.1">
          <table:table-cell table:style-name="Table8.A2" office:value-type="string">
            <text:p text:style-name="P4"><text:s/>1</text:p>
          </table:table-cell>
          <table:table-cell table:style-name="Table8.A2" office:value-type="string">
            <text:p text:style-name="P12"><text:span text:style-name="T1">Stipendia pro členy řešitelského týmu</text:span><text:span text:style-name="Footnote_20_Symbol"><text:span text:style-name="T1"><text:note text:id="ftn4" text:note-class="footnote"><text:note-citation>4</text:note-citation><text:note-body><text:p text:style-name="Footnote"><text:s/>Maximální výše stipendia je 3.200 Kč měsíčně pro jednoho studenta. Doktorští studenti mohou být členy řešitelského týmu, ale nelze pro ně požadovat stipendium.</text:p></text:note-body></text:note></text:span></text:span></text:p>
          </table:table-cell>
          <table:table-cell table:style-name="Table8.A2" office:value-type="string">
            <text:p text:style-name="P4"><text:s text:c="5"/>5760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2</text:p>
          </table:table-cell>
          <table:table-cell table:style-name="Table8.A2" office:value-type="string">
            <text:p text:style-name="P12"><text:span text:style-name="T1">Cestovné</text:span><text:span text:style-name="Footnote_20_Symbol"><text:span text:style-name="T1"><text:note text:id="ftn5" text:note-class="footnote"><text:note-citation>5</text:note-citation><text:note-body><text:p text:style-name="Footnote"><text:s/>Cestovné lze požadovat pouze v dobře odůvodněných případech, kdy jsou pracovní cesty nevyhnutelnou podmínkou úspěšného naplnění cílů projektu.</text:p></text:note-body></text:note></text:span></text:span><text:span text:style-name="T1"> 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3</text:p>
          </table:table-cell>
          <table:table-cell table:style-name="Table8.A2" office:value-type="string">
            <text:p text:style-name="P12"><text:span text:style-name="T1">Literatura, materiál, drobný majetek</text:span><text:span text:style-name="Footnote_20_Symbol"><text:span text:style-name="T1"><text:note text:id="ftn6" text:note-class="footnote"><text:note-citation>6</text:note-citation><text:note-body><text:p text:style-name="Footnote"><text:s/>Vlastníkem pořízené literatury a drobného hmotného majetku je Fakulta informatiky MU. <text:s/></text:p></text:note-body></text:note></text:span>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/>
            <text:p text:style-name="P3"><text:s/>4</text:p>
          </table:table-cell>
          <table:table-cell table:style-name="Table8.A2" office:value-type="string">
            <text:p text:style-name="P4"/>
            <text:p text:style-name="P8">Celkem</text:p>
            <text:p text:style-name="P3"/>
          </table:table-cell>
          <table:table-cell table:style-name="Table8.A2" office:value-type="string">
            <text:p text:style-name="P4"/>
            <text:p text:style-name="P3"><text:s text:c="5"/>57600</text:p>
          </table:table-cell>
          <table:table-cell table:style-name="Table8.A1" office:value-type="string">
            <text:p text:style-name="P4"/>
          </table:table-cell>
        </table:table-row>
      </table:table>
      <text:p text:style-name="P3"><text:s/></text:p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  <text:p text:style-name="Standard"><text:span text:style-name="T3">Zdůvodnění finanční rozvahy</text:span><text:span text:style-name="Footnote_20_Symbol"><text:span text:style-name="T3"><text:note text:id="ftn7" text:note-class="footnote"><text:note-citation>7</text:note-citation><text:note-body><text:p text:style-name="Footnote"><text:s/>Explicitně uveďte, zda (a případně kteří) členové řešitelského týmu participují jako spolupracovníci na nějakém jiném grantovém projektu.</text:p></text:note-body></text:note></text:span></text:span></text:p>
            <text:p text:style-name="P3"/>
          </table:table-cell>
        </table:table-row>
        <table:table-row table:style-name="Table9.1">
          <table:table-cell table:style-name="Table9.A1" office:value-type="string">
            <text:p text:style-name="P23">Implementační práce budou provádět dva lidé po dobu devíti měsíců, přičemž se počítá s týdenní dotací práce alespoň 10 h.</text:p>
          </table:table-cell>
        </table:table-row>
      </table:table>
      <text:p text:style-name="P3"/>
      <text:p text:style-name="P9">Souhlas garanta</text:p>
      <text:p text:style-name="P9"/>
      <text:p text:style-name="P16"><text:span text:style-name="T2">Navrhovaný projekt je v souladu s obecnými cíli </text:span><text:span text:style-name="T6">Programu pro podporu studentských výzkumných a vývojových projektů</text:span><text:span text:style-name="T2"> popsaných v článku 1 Pokynu děkana Fakulty informatiky MU 2/2008. Cíle projektu považuji za reálné a požadované finančních prostředky za přiměřené. Souhlasím s </text:span>odbornou<text:span text:style-name="T2"> garancí projektu a přejímám zodpovědnost za kontrolu plnění stanovených cílů projektu. O případných problémech budu neprodleně informovat proděkana pro výzkum a vývoj. </text:span></text:p>
      <text:p text:style-name="P7"/>
      <text:p text:style-name="P7"/>
      <text:p text:style-name="P7"/>
      <text:p text:style-name="P7"/>
      <text:p text:style-name="P7">Datum: <text:s text:c="102"/>podpis garan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3</dc:title>
    <meta:initial-creator>Souckova</meta:initial-creator>
    <meta:creation-date>2009-05-06T06:52:00</meta:creation-date>
    <dc:creator>Tomáš Vejpustek</dc:creator>
    <dc:date>2012-03-12T17:03:23</dc:date>
    <meta:print-date>2008-04-24T10:38:00</meta:print-date>
    <meta:editing-cycles>30</meta:editing-cycles>
    <meta:editing-duration>PT35M2S</meta:editing-duration>
    <meta:generator>LibreOffice/3.4$Unix LibreOffice_project/340m1$Build-402</meta:generator>
    <meta:document-statistic meta:table-count="13" meta:image-count="0" meta:object-count="0" meta:page-count="4" meta:paragraph-count="99" meta:word-count="1162" meta:character-count="8856" meta:non-whitespace-character-count="7628"/>
    <meta:user-defined meta:name="Info 1"/>
    <meta:user-defined meta:name="Info 2"/>
    <meta:user-defined meta:name="Info 3"/>
    <meta:user-defined meta:name="Info 4"/>
  </office:meta>
</office:document-meta>
</file>